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6b5" officeooo:paragraph-rsid="001ca599"/>
    </style:style>
    <style:style style:name="P2" style:family="paragraph" style:parent-style-name="Standard">
      <style:text-properties officeooo:rsid="000e46b5" officeooo:paragraph-rsid="0020c2c2"/>
    </style:style>
    <style:style style:name="P3" style:family="paragraph" style:parent-style-name="Standard">
      <style:text-properties officeooo:rsid="000e46b5" officeooo:paragraph-rsid="002391a4"/>
    </style:style>
    <style:style style:name="P4" style:family="paragraph" style:parent-style-name="Standard">
      <style:text-properties officeooo:paragraph-rsid="001ca599"/>
    </style:style>
    <style:style style:name="P5" style:family="paragraph" style:parent-style-name="Standard">
      <style:text-properties officeooo:rsid="000e46b5" officeooo:paragraph-rsid="0026a9c3"/>
    </style:style>
    <style:style style:name="T1" style:family="text">
      <style:text-properties officeooo:rsid="001d5f63"/>
    </style:style>
    <style:style style:name="T2" style:family="text">
      <style:text-properties officeooo:rsid="001fd406"/>
    </style:style>
    <style:style style:name="T3" style:family="text">
      <style:text-properties officeooo:rsid="0026a9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<text:span text:style-name="T1">1</text:span></text:p>
      <text:p text:style-name="P1"/>
      <text:p text:style-name="P1"/>
      <text:p text:style-name="P1">ros2 launch navigation totol.launch.py</text:p>
      <text:p text:style-name="P1"/>
      <text:p text:style-name="P1">ros2 topic echo /scan</text:p>
      <text:p text:style-name="P1"/>
      <text:p text:style-name="P4">ros2 launch realsense2_camera rs_launch.py</text:p>
      <text:p text:style-name="P4"/>
      <text:p text:style-name="P1">ros2 run auto_dock_py_pkg aruco_node</text:p>
      <text:p text:style-name="P1"/>
      <text:p text:style-name="P1">ros2 run teleop_twist_keyboard teleop_twist_keyboard</text:p>
      <text:p text:style-name="P1"/>
      <text:p text:style-name="P1">---------------------------------</text:p>
      <text:p text:style-name="P1"/>
      <text:p text:style-name="P5">ros2 run auto_dock_py_pkg <text:s/>st_<text:span text:style-name="T3">scan</text:span></text:p>
      <text:p text:style-name="P2"/>
      <text:p text:style-name="P3">---------------------------------</text:p>
      <text:p text:style-name="P2"/>
      <text:p text:style-name="P2">/bin/python3 /home/carver/auto_dock_ws/src/auto_dock_py_pkg/auto_dock_py_pkg/plot_path.py</text:p>
      <text:p text:style-name="P2"/>
      <text:p text:style-name="P1">---------------------------------</text:p>
      <text:p text:style-name="P1">ros2 run auto_dock_py_pkg <text:s/>st_move</text:p>
      <text:p text:style-name="P1"/>
      <text:p text:style-name="P1">---------------------------------</text:p>
      <text:p text:style-name="P1"><text:s/>/bin/python3 /home/carver/auto_dock_ws/src/auto_dock_py_pkg/auto_dock_py_pkg/record_ex<text:span text:style-name="T2">1</text:span>.p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30T15:47:06.949771380</meta:creation-date>
    <dc:date>2023-05-01T16:31:28.620369275</dc:date>
    <meta:editing-duration>PT2H8M5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7" meta:character-count="572" meta:non-whitespace-character-count="546"/>
  </office:meta>
</office:document-meta>
</file>